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Darktable_20_text" style:list-style-name="L1"/>
    <style:style style:name="P7" style:family="paragraph" style:parent-style-name="Darktable_20_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Group</text:p>
          </table:table-cell>
          <table:table-cell table:style-name="Table2.B2" office:value-type="string">
            <text:p text:style-name="P1">Basic</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483322509" text:style-name="L1">
              <text:list-item>
                <text:p text:style-name="P6">Camera white balance</text:p>
              </text:list-item>
              <text:list-item>
                <text:p text:style-name="P6">Spot</text:p>
              </text:list-item>
              <text:list-item>
                <text:p text:style-name="P6">Passthrough</text:p>
              </text:list-item>
              <text:list-item>
                <text:p text:style-name="P6">Daylight</text:p>
              </text:list-item>
              <text:list-item>
                <text:p text:style-name="P6">Shade</text:p>
              </text:list-item>
              <text:list-item>
                <text:p text:style-name="P6">Cloudy</text:p>
              </text:list-item>
              <text:list-item>
                <text:p text:style-name="P6">Tungsten</text:p>
              </text:list-item>
              <text:list-item>
                <text:p text:style-name="P6">White fluorescent</text:p>
              </text:list-item>
              <text:list-item>
                <text:p text:style-name="P6">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Group</text:p>
          </table:table-cell>
          <table:table-cell table:style-name="Table3.B2" office:value-type="string">
            <text:p text:style-name="Darktable_20_tex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ext:soft-page-break/>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Group</text:p>
          </table:table-cell>
          <table:table-cell table:style-name="Table5.B2" office:value-type="string">
            <text:p text:style-name="Darktable_20_text">Correct</text:p>
          </table:table-cell>
        </table:table-row>
        <table:table-row>
          <table:table-cell table:style-name="Table5.A2" office:value-type="string">
            <text:p text:style-name="Table_20_Heading">Usage</text:p>
          </table:table-cell>
          <table:table-cell table:style-name="Table5.B2" office:value-type="string">
            <text:p text:style-name="P4"/>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Group</text:p>
          </table:table-cell>
          <table:table-cell table:style-name="Table6.B2" office:value-type="string">
            <text:p text:style-name="Darktable_20_text">Basic</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o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Group</text:p>
          </table:table-cell>
          <table:table-cell table:style-name="Table7.B2" office:value-type="string">
            <text:p text:style-name="Darktable_20_text">Basic</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Group</text:p>
          </table:table-cell>
          <table:table-cell table:style-name="Table8.B2" office:value-type="string">
            <text:p text:style-name="Darktable_20_text">Basic</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9" table:style-name="Table9">
        <table:table-column table:style-name="Table9.A"/>
        <table:table-column table:style-name="Table9.B"/>
        <text:soft-page-break/>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Group</text:p>
          </table:table-cell>
          <table:table-cell table:style-name="Table9.B2" office:value-type="string">
            <text:p text:style-name="Darktable_20_text">Effect</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Group</text:p>
          </table:table-cell>
          <table:table-cell table:style-name="Table1.B2" office:value-type="string">
            <text:p text:style-name="Darktable_20_text">Basic</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Group</text:p>
          </table:table-cell>
          <table:table-cell table:style-name="Table10.B2" office:value-type="string">
            <text:p text:style-name="Darktable_20_text">Correct</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text:soft-page-break/>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text:p>
          </table:table-cell>
        </table:table-row>
        <table:table-row>
          <table:table-cell table:style-name="Table11.A2" office:value-type="string">
            <text:p text:style-name="Table_20_Heading">Group</text:p>
          </table:table-cell>
          <table:table-cell table:style-name="Table11.B2" office:value-type="string">
            <text:p text:style-name="Darktable_20_text">Color</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ext:h text:style-name="Heading_20_2" text:outline-level="2"/>
      <text:h text:style-name="P5" text:outline-level="2">Appendix C – Installation</text:h>
      <text:h text:style-name="Darktable_20_heading_20_2" text:outline-level="3">Installation</text:h>
      <text:h text:style-name="Darktable_20_heading_20_2" text:outline-level="3">Running</text:h>
      <text:p text:style-name="Darktable_20_text">After you installed darktable from a package bundled with your Linux distribution or by compiling it from source, you can start it from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3H49M17S</meta:editing-duration>
    <meta:editing-cycles>14</meta:editing-cycles>
    <meta:generator>LibreOffice/3.3$Linux LibreOffice_project/330m19$Build-202</meta:generator>
    <meta:initial-creator>Nicholas </meta:initial-creator>
    <dc:date>2011-04-23T22:44:59</dc:date>
    <dc:creator>Stefano Fornari</dc:creator>
    <meta:document-statistic meta:table-count="11" meta:image-count="0" meta:object-count="0" meta:page-count="6" meta:paragraph-count="176" meta:word-count="891" meta:character-count="5328"/>
  </office:meta>
</office:document-meta>
</file>